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0008f" officeooo:paragraph-rsid="0010008f"/>
    </style:style>
    <style:style style:name="P2" style:family="paragraph" style:parent-style-name="Standard">
      <style:text-properties fo:font-weight="bold" officeooo:rsid="0010008f" officeooo:paragraph-rsid="0010008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ation piece </text:p>
      <text:p text:style-name="P1">no supervision required</text:p>
      <text:p text:style-name="P1"/>
      <text:p text:style-name="P1">score visible on screens - anyone can join</text:p>
      <text:p text:style-name="P1">graphical ?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4T15:15:39.245771558</meta:creation-date>
    <meta:generator>LibreOffice/7.1.4.2$MacOSX_X86_64 LibreOffice_project/a529a4fab45b75fefc5b6226684193eb000654f6</meta:generator>
    <dc:date>2021-08-04T16:40:39.975739760</dc:date>
    <meta:editing-duration>PT1M8S</meta:editing-duration>
    <meta:editing-cycles>1</meta:editing-cycles>
    <meta:document-statistic meta:table-count="0" meta:image-count="0" meta:object-count="0" meta:page-count="1" meta:paragraph-count="4" meta:word-count="15" meta:character-count="96" meta:non-whitespace-character-count="84"/>
  </office:meta>
</office:document-meta>
</file>